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fo:language="en" fo:country="AU" officeooo:rsid="000e17ea" officeooo:paragraph-rsid="000e17ea"/>
    </style:style>
    <style:style style:name="P2" style:family="paragraph" style:parent-style-name="Text_20_body">
      <style:paragraph-properties fo:text-align="end" style:justify-single-word="false"/>
      <style:text-properties officeooo:rsid="0022bb27"/>
    </style:style>
    <style:style style:name="P3" style:family="paragraph" style:parent-style-name="Text_20_body" style:list-style-name="L3">
      <style:text-properties officeooo:rsid="00836ae2" officeooo:paragraph-rsid="00836ae2"/>
    </style:style>
    <style:style style:name="P4" style:family="paragraph" style:parent-style-name="Text_20_body" style:list-style-name="L3">
      <style:text-properties officeooo:rsid="00839290" officeooo:paragraph-rsid="00839290"/>
    </style:style>
    <style:style style:name="P5" style:family="paragraph" style:parent-style-name="Text_20_body" style:list-style-name="L3">
      <style:text-properties officeooo:rsid="00858fb3" officeooo:paragraph-rsid="00858fb3"/>
    </style:style>
    <style:style style:name="P6" style:family="paragraph" style:parent-style-name="Text_20_body" style:list-style-name="L4">
      <style:text-properties officeooo:rsid="00872c2c" officeooo:paragraph-rsid="00872c2c"/>
    </style:style>
    <style:style style:name="P7" style:family="paragraph" style:parent-style-name="Text_20_body" style:list-style-name="L5">
      <style:text-properties officeooo:rsid="00872c2c" officeooo:paragraph-rsid="00872c2c"/>
    </style:style>
    <style:style style:name="P8" style:family="paragraph" style:parent-style-name="Text_20_body" style:list-style-name="L6">
      <style:text-properties officeooo:rsid="0087ad60" officeooo:paragraph-rsid="0087ad60"/>
    </style:style>
    <style:style style:name="P9" style:family="paragraph" style:parent-style-name="Text_20_body" style:list-style-name="L5">
      <style:text-properties officeooo:rsid="008935b7" officeooo:paragraph-rsid="008935b7"/>
    </style:style>
    <style:style style:name="P10" style:family="paragraph" style:parent-style-name="Text_20_body" style:list-style-name="L7">
      <style:text-properties officeooo:rsid="008935b7" officeooo:paragraph-rsid="008935b7"/>
    </style:style>
    <style:style style:name="P11" style:family="paragraph" style:parent-style-name="Text_20_body" style:list-style-name="L8">
      <style:text-properties officeooo:rsid="0089cc32" officeooo:paragraph-rsid="0089cc32"/>
    </style:style>
    <style:style style:name="P12" style:family="paragraph" style:parent-style-name="Heading_20_1">
      <style:text-properties officeooo:paragraph-rsid="00836ae2"/>
    </style:style>
    <style:style style:name="P13" style:family="paragraph" style:parent-style-name="Heading_20_1">
      <style:text-properties officeooo:rsid="0085dab0" officeooo:paragraph-rsid="0085dab0"/>
    </style:style>
    <style:style style:name="P14" style:family="paragraph" style:parent-style-name="Heading_20_1">
      <style:text-properties officeooo:rsid="00872c2c" officeooo:paragraph-rsid="00872c2c"/>
    </style:style>
    <style:style style:name="P15" style:family="paragraph" style:parent-style-name="Heading_20_1">
      <style:text-properties officeooo:rsid="0087ad60" officeooo:paragraph-rsid="0087ad60"/>
    </style:style>
    <style:style style:name="P16" style:family="paragraph" style:parent-style-name="Heading_20_1">
      <style:text-properties officeooo:rsid="008935b7" officeooo:paragraph-rsid="008935b7"/>
    </style:style>
    <style:style style:name="P17" style:family="paragraph" style:parent-style-name="Heading_20_1">
      <style:text-properties officeooo:rsid="0089cc32" officeooo:paragraph-rsid="0089cc32"/>
    </style:style>
    <style:style style:name="P18" style:family="paragraph" style:parent-style-name="Title">
      <style:text-properties officeooo:rsid="0022bb27"/>
    </style:style>
    <style:style style:name="T1" style:family="text">
      <style:text-properties officeooo:rsid="00836ae2"/>
    </style:style>
    <style:style style:name="T2" style:family="text">
      <style:text-properties officeooo:rsid="0083abaf"/>
    </style:style>
    <style:style style:name="T3" style:family="text">
      <style:text-properties officeooo:rsid="00858fb3"/>
    </style:style>
    <style:style style:name="T4" style:family="text">
      <style:text-properties officeooo:rsid="008b7d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file-name text:display="name">BeagleLogga_TODO</text:file-name></text:p>
      <text:p text:style-name="P2"><text:file-name text:display="path">/Users/Emmet/Projects/DAQ_BBC_Hat/</text:file-name></text:p>
      <text:h text:style-name="P12" text:outline-level="1"><text:span text:style-name="T1">CAN</text:span></text:h>
      <text:list xml:id="list3014597179" text:style-name="L3">
        <text:list-item>
          <text:p text:style-name="P3">Verify Pull ups <text:span text:style-name="T3">on transciever</text:span></text:p>
        </text:list-item>
        <text:list-item>
          <text:p text:style-name="P3">Slew Rate Control</text:p>
        </text:list-item>
        <text:list-item>
          <text:p text:style-name="P4">Swap Tx/Rx? <text:span text:style-name="T2">I assumed No!</text:span></text:p>
        </text:list-item>
        <text:list-item>
          <text:p text:style-name="P5">Add 120 R to near the connectors</text:p>
        </text:list-item>
      </text:list>
      <text:h text:style-name="P13" text:outline-level="1">Power Supplies</text:h>
      <text:list xml:id="list191995125" text:style-name="L4">
        <text:list-item>
          <text:p text:style-name="P6">Need to get a strong, stable 5v</text:p>
        </text:list-item>
        <text:list-item>
          <text:p text:style-name="P6">3.3v Linear</text:p>
        </text:list-item>
      </text:list>
      <text:h text:style-name="P14" text:outline-level="1">Sensors</text:h>
      <text:list xml:id="list2498545800" text:style-name="L5">
        <text:list-item>
          <text:p text:style-name="P7">Add IMU</text:p>
        </text:list-item>
        <text:list-item>
          <text:p text:style-name="P9">Thermistor inputs, <text:span text:style-name="T4">do we need the prog pullups? :D</text:span></text:p>
        </text:list-item>
      </text:list>
      <text:h text:style-name="P15" text:outline-level="1">ADC</text:h>
      <text:list xml:id="list2983489376" text:style-name="L6">
        <text:list-item>
          <text:p text:style-name="P8">Input protection? :o</text:p>
        </text:list-item>
      </text:list>
      <text:h text:style-name="P16" text:outline-level="1">Flash</text:h>
      <text:list xml:id="list3015720165" text:style-name="L7">
        <text:list-item>
          <text:p text:style-name="P10">Setup so it can be done via the pi!</text:p>
        </text:list-item>
      </text:list>
      <text:h text:style-name="P17" text:outline-level="1">Pi</text:h>
      <text:list xml:id="list1116195073" text:style-name="L8">
        <text:list-item>
          <text:p text:style-name="P11">SPI Connections</text:p>
        </text:list-item>
        <text:list-item>
          <text:p text:style-name="P1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AU" officeooo:rsid="000e17ea" officeooo:paragraph-rsid="000e17e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2.35pt double #000000" fo:border-bottom="2.35pt double #000000" fo:border-left="none" fo:border-right="none" style:border-line-width-top="0.0102in 0.0016in 0.0209in" style:border-line-width-bottom="0.0102in 0.0016in 0.0209in" fo:padding="0.0201in" style:shadow="none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Thomas Paynter – <text:file-name text:display="name">BeagleLogga_TODO</text:file-name><text:tab/><text:tab/><text:date style:data-style-name="N84" text:date-value="2017-03-22T00:24:34.514691880" text:fixed="true">2017-03-22</text:dat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00:21:23.591935000</meta:creation-date>
    <dc:date>2017-04-07T19:34:33.447596000</dc:date>
    <meta:editing-duration>P2DT14H16M58S</meta:editing-duration>
    <meta:editing-cycles>93</meta:editing-cycles>
    <meta:generator>LibreOffice/5.3.0.3$MacOSX_X86_64 LibreOffice_project/7074905676c47b82bbcfbea1aeefc84afe1c50e1</meta:generator>
    <meta:document-statistic meta:table-count="0" meta:image-count="0" meta:object-count="0" meta:page-count="1" meta:paragraph-count="21" meta:word-count="87" meta:character-count="424" meta:non-whitespace-character-count="373"/>
  </office:meta>
</office:document-meta>
</file>